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style:language-complex="sa" style:country-complex="IN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varga</text:span> (or <text:span text:style-name="T1">Swarga</text:span>) (<text:a xlink:type="simple" xlink:href="http://en.wikipedia.org/wiki/Sanskrit_language">Sanskrit</text:a>: <text:span text:style-name="T2">स्वर्ग</text:span>) also known as <text:span text:style-name="T1">Swarga Loka</text:span> is a one of seven <text:a xlink:type="simple" xlink:href="http://en.wikipedia.org/wiki/Loka">loka</text:a> or <text:a xlink:type="simple" xlink:href="http://en.wikipedia.org/wiki/Plane_%28esotericism%29">planes</text:a> in <text:a xlink:type="simple" xlink:href="http://en.wikipedia.org/wiki/Hindu_cosmology">Hindu cosmology</text:a>, which sequentially are Bhu loka (<text:a xlink:type="simple" xlink:href="http://en.wikipedia.org/wiki/Prithvi">Prithvi</text:a> Loka, Earth), Bhuvar loka, Swarga loka, Mahar loka, Jana loka, Tapa loka, and the highest <text:a xlink:type="simple" xlink:href="http://en.wikipedia.org/wiki/Satyaloka">Satyaloka</text:a> (Brahmaloka).<text:bookmark text:name="cite_ref-shivp_1-0"/><text:a xlink:type="simple" xlink:href="http://en.wikipedia.org/wiki/Svarga#cite_note-shivp-1">[1]</text:a> It set of heavenly worlds located on and above <text:a xlink:type="simple" xlink:href="http://en.wikipedia.org/wiki/Mt._Meru">Mt. Meru</text:a>. It is a <text:a xlink:type="simple" xlink:href="http://en.wikipedia.org/wiki/Heaven">heaven</text:a> where the righteous live in a paradise before their next <text:a xlink:type="simple" xlink:href="http://en.wikipedia.org/wiki/Reincarnation">reincarnation</text:a>. </text:p>
      <text:p text:style-name="Standard"/>
      <text:p text:style-name="Standard">Lokas:</text:p>
      <text:list xml:id="list1524651814" text:style-name="L1">
        <text:list-item>
          <text:p text:style-name="P1">Bhu loka (<text:a xlink:type="simple" xlink:href="http://en.wikipedia.org/wiki/Prithvi">Prithvi</text:a> Loka, Earth)</text:p>
        </text:list-item>
        <text:list-item>
          <text:p text:style-name="P1">Bhuvar loka</text:p>
        </text:list-item>
        <text:list-item>
          <text:p text:style-name="P1">Swarga loka</text:p>
        </text:list-item>
        <text:list-item>
          <text:p text:style-name="P1">Mahar loka</text:p>
        </text:list-item>
        <text:list-item>
          <text:p text:style-name="P1">Jana loka</text:p>
        </text:list-item>
        <text:list-item>
          <text:p text:style-name="P1">Tapa loka</text:p>
        </text:list-item>
        <text:list-item>
          <text:p text:style-name="P1"><text:a xlink:type="simple" xlink:href="http://en.wikipedia.org/wiki/Satyaloka">Satyaloka</text:a> (Brahmaloka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8T18:38:12</meta:creation-date>
    <dc:date>2013-04-08T18:58:13</dc:date>
    <meta:editing-duration>PT20M1S</meta:editing-duration>
    <meta:editing-cycles>3</meta:editing-cycles>
    <meta:generator>LibreOffice/3.3$Unix LibreOffice_project/330m18$Build-4</meta:generator>
    <meta:document-statistic meta:table-count="0" meta:image-count="0" meta:object-count="0" meta:page-count="1" meta:paragraph-count="9" meta:word-count="96" meta:character-count="534"/>
  </office:meta>
</office:document-meta>
</file>